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8f634" officeooo:paragraph-rsid="0018f634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Notes: Chapter 1</text:h>
      <text:h text:style-name="Heading_20_3" text:outline-level="3">Principles of Development</text:h>
      <text:p text:style-name="Text_20_body">Development is defined by several key principles:</text:p>
      <text:list text:style-name="L1">
        <text:list-item>
          <text:p text:style-name="P2"><text:span text:style-name="Strong_20_Emphasis">Lifelong Process</text:span>: Development doesn't stop after childhood; it continues through life. However, this course focuses on development from conception through adolescence.</text:p>
        </text:list-item>
        <text:list-item>
          <text:p text:style-name="P2"><text:span text:style-name="Strong_20_Emphasis">Multidirectional</text:span>: Gains in one area may coincide with losses in another. For instance, while a child might advance in language development, they might regress in emotional control under stress.</text:p>
        </text:list-item>
        <text:list-item>
          <text:p text:style-name="P2"><text:span text:style-name="Strong_20_Emphasis">Multidimensional</text:span>: Development spans three domains:</text:p>
          <text:list>
            <text:list-item>
              <text:p text:style-name="P2"><text:span text:style-name="Strong_20_Emphasis">Physical</text:span>: Changes in the body, motor skills, brain, and health.</text:p>
            </text:list-item>
            <text:list-item>
              <text:p text:style-name="P2"><text:span text:style-name="Strong_20_Emphasis">Cognitive</text:span>: Changes in memory, reasoning, language, and problem-solving.</text:p>
            </text:list-item>
            <text:list-item>
              <text:p text:style-name="P2"><text:span text:style-name="Strong_20_Emphasis">Social/Emotional (Psychosocial)</text:span>: Changes in relationships, emotions, and self-concept.</text:p>
            </text:list-item>
          </text:list>
        </text:list-item>
        <text:list-item>
          <text:p text:style-name="P2"><text:span text:style-name="Strong_20_Emphasis">Plasticity</text:span>: Development is malleable; early trauma doesn’t permanently define outcomes. Children demonstrate remarkable resilience.</text:p>
        </text:list-item>
        <text:list-item>
          <text:p text:style-name="P2"><text:span text:style-name="Strong_20_Emphasis">Multicontextual</text:span>: Development is influenced by a blend of <text:span text:style-name="Strong_20_Emphasis">nature (genetics)</text:span> and <text:span text:style-name="Strong_20_Emphasis">nurture (environment)</text:span>. Contexts like culture, geography, socio-economic conditions, and historical period all shape growth.</text:p>
        </text:list-item>
      </text:list>
      <text:h text:style-name="Heading_20_3" text:outline-level="3">Periods of Development</text:h>
      <text:p text:style-name="Text_20_body">Development is divided into five stages:</text:p>
      <text:list text:style-name="L2">
        <text:list-item>
          <text:p text:style-name="P3"><text:span text:style-name="Strong_20_Emphasis">Prenatal (Conception to Birth)</text:span>: Involves rapid cell development, the formation of major bodily structures, and high sensitivity to maternal health and environmental risks (teratogens).</text:p>
        </text:list-item>
        <text:list-item>
          <text:p text:style-name="P3"><text:span text:style-name="Strong_20_Emphasis">Infancy and Toddlerhood (0–2 years)</text:span>: Characterized by rapid physical growth, the emergence of motor skills, and cognitive and emotional bonding. Vision improves, and children begin walking and speaking.</text:p>
        </text:list-item>
        <text:list-item>
          <text:p text:style-name="P3"><text:span text:style-name="Strong_20_Emphasis">Early Childhood (3–5 years)</text:span>: Often called the preschool years. Children gain language skills, independence, and explore basic concepts of time and space. Imaginative play and early moral development begin.</text:p>
        </text:list-item>
        <text:list-item>
          <text:p text:style-name="P3"><text:span text:style-name="Strong_20_Emphasis">Middle Childhood (6–11 years)</text:span>: School years. Focus shifts to learning, social comparison, and skill development. Peer relationships and academic evaluation become important.</text:p>
        </text:list-item>
        <text:list-item>
          <text:p text:style-name="P3"><text:span text:style-name="Strong_20_Emphasis">Adolescence (12+ years)</text:span>: Marked by puberty, identity exploration, and abstract thinking. Teenagers begin seeking independence, romantic relationships, and their place in society.</text:p>
        </text:list-item>
      </text:list>
      <text:h text:style-name="Heading_20_3" text:outline-level="3"><text:soft-page-break/>Developmental Issues</text:h>
      <text:list text:style-name="L3">
        <text:list-item>
          <text:p text:style-name="P4"><text:span text:style-name="Strong_20_Emphasis">Nature vs. Nurture</text:span>: This debate considers whether genetics or environment has more influence. Most scholars agree both play crucial roles in a dynamic interplay.</text:p>
        </text:list-item>
        <text:list-item>
          <text:p text:style-name="P4"><text:span text:style-name="Strong_20_Emphasis">Continuity vs. Discontinuity</text:span>:</text:p>
          <text:list>
            <text:list-item>
              <text:p text:style-name="P4"><text:span text:style-name="Strong_20_Emphasis">Continuous development</text:span> suggests a gradual change (e.g., Vygotsky, behaviorists).</text:p>
            </text:list-item>
            <text:list-item>
              <text:p text:style-name="P4"><text:span text:style-name="Strong_20_Emphasis">Discontinuous development</text:span> proposes development in distinct stages (e.g., Freud, Piaget, Erikson).</text:p>
            </text:list-item>
          </text:list>
        </text:list-item>
        <text:list-item>
          <text:p text:style-name="P4"><text:span text:style-name="Strong_20_Emphasis">Active vs. Passive Development</text:span>: Are we agents in our own development or shaped entirely by environment and biology? Piaget saw children as active learners; behaviorists considered them more passive.</text:p>
        </text:list-item>
      </text:list>
      <text:h text:style-name="Heading_20_3" text:outline-level="3">Research Methods</text:h>
      <text:p text:style-name="Text_20_body">Scientific inquiry is used to study development systematically and to avoid personal bias.</text:p>
      <text:list text:style-name="L4">
        <text:list-item>
          <text:p text:style-name="P5"><text:span text:style-name="Strong_20_Emphasis">Scientific Method Steps</text:span>:</text:p>
          <text:list>
            <text:list-item>
              <text:p text:style-name="P5">Formulate a question</text:p>
            </text:list-item>
            <text:list-item>
              <text:p text:style-name="P5">Review literature</text:p>
            </text:list-item>
            <text:list-item>
              <text:p text:style-name="P5">Choose methodology</text:p>
            </text:list-item>
            <text:list-item>
              <text:p text:style-name="P5">Collect data</text:p>
            </text:list-item>
            <text:list-item>
              <text:p text:style-name="P5">Analyze results</text:p>
            </text:list-item>
            <text:list-item>
              <text:p text:style-name="P5">Report findings</text:p>
            </text:list-item>
          </text:list>
        </text:list-item>
        <text:list-item>
          <text:p text:style-name="P5"><text:span text:style-name="Strong_20_Emphasis">Quantitative vs. Qualitative</text:span>:</text:p>
          <text:list>
            <text:list-item>
              <text:p text:style-name="P5"><text:span text:style-name="Strong_20_Emphasis">Quantitative</text:span>: Involves numerical data, controlled experiments.</text:p>
            </text:list-item>
            <text:list-item>
              <text:p text:style-name="P5"><text:span text:style-name="Strong_20_Emphasis">Qualitative</text:span>: Involves interviews, observations, and narrative data.</text:p>
            </text:list-item>
          </text:list>
        </text:list-item>
        <text:list-item>
          <text:p text:style-name="P5"><text:span text:style-name="Strong_20_Emphasis">Research Designs</text:span>:</text:p>
          <text:list>
            <text:list-item>
              <text:p text:style-name="P5"><text:span text:style-name="Strong_20_Emphasis">Observational</text:span>: Naturalistic or lab-based; great for studying real behavior but not for inferring cause.</text:p>
            </text:list-item>
            <text:list-item>
              <text:p text:style-name="P5"><text:span text:style-name="Strong_20_Emphasis">Experimental</text:span>: Manipulates variables to determine cause-effect relationships.</text:p>
            </text:list-item>
            <text:list-item>
              <text:p text:style-name="P5"><text:span text:style-name="Strong_20_Emphasis">Case Studies</text:span>: In-depth look at individuals; not generalizable.</text:p>
            </text:list-item>
            <text:list-item>
              <text:p text:style-name="P5"><text:span text:style-name="Strong_20_Emphasis">Surveys</text:span>: Collect self-reported data; easy but prone to bias.</text:p>
            </text:list-item>
          </text:list>
        </text:list-item>
        <text:list-item>
          <text:p text:style-name="P5"><text:span text:style-name="Strong_20_Emphasis">Developmental Research Designs</text:span>:</text:p>
          <text:list>
            <text:list-item>
              <text:p text:style-name="P5"><text:span text:style-name="Strong_20_Emphasis">Longitudinal</text:span>: Follows same subjects over time. Strong insights but expensive.</text:p>
            </text:list-item>
            <text:list-item>
              <text:p text:style-name="P5"><text:soft-page-break/><text:span text:style-name="Strong_20_Emphasis">Cross-sectional</text:span>: Compares different ages at one time. Cheaper but affected by cohort differences.</text:p>
            </text:list-item>
            <text:list-item>
              <text:p text:style-name="P5"><text:span text:style-name="Strong_20_Emphasis">Sequential</text:span>: Combines both to identify age and cohort effects. Most comprehensive but costly.</text:p>
            </text:list-item>
          </text:list>
        </text:list-item>
        <text:list-item>
          <text:p text:style-name="P5"><text:span text:style-name="Strong_20_Emphasis">Ethics</text:span>: Informed consent, confidentiality, and protection of participants—especially children—are critical.</text:p>
        </text:list-item>
      </text:list>
      <text:h text:style-name="Heading_20_3" text:outline-level="3">Major Theories of Child Development</text:h>
      <text:list text:style-name="L5">
        <text:list-item>
          <text:p text:style-name="P6"><text:span text:style-name="Strong_20_Emphasis">Freud’s Psychosexual Theory</text:span></text:p>
          <text:list>
            <text:list-item>
              <text:p text:style-name="P6">Development occurs in five stages driven by biological urges: Oral, Anal, Phallic, Latency, Genital.</text:p>
            </text:list-item>
            <text:list-item>
              <text:p text:style-name="P6">The mind has three parts: <text:span text:style-name="Strong_20_Emphasis">Id</text:span> (instinct), <text:span text:style-name="Strong_20_Emphasis">Ego</text:span> (reality), and <text:span text:style-name="Strong_20_Emphasis">Superego</text:span> (morality).</text:p>
            </text:list-item>
            <text:list-item>
              <text:p text:style-name="P6">Criticized for lack of scientific testability and gender bias, but foundational in emphasizing early childhood.</text:p>
            </text:list-item>
          </text:list>
        </text:list-item>
        <text:list-item>
          <text:p text:style-name="P6"><text:span text:style-name="Strong_20_Emphasis">Erikson’s Psychosocial Theory</text:span></text:p>
          <text:list>
            <text:list-item>
              <text:p text:style-name="P6">Lifespan theory with eight stages, each involving a psychological crisis:</text:p>
              <text:list>
                <text:list-item>
                  <text:p text:style-name="P6">Trust vs. Mistrust (Infancy)</text:p>
                </text:list-item>
                <text:list-item>
                  <text:p text:style-name="P6">Autonomy vs. Shame (Toddler)</text:p>
                </text:list-item>
                <text:list-item>
                  <text:p text:style-name="P6">Initiative vs. Guilt (Preschool)</text:p>
                </text:list-item>
                <text:list-item>
                  <text:p text:style-name="P6">Industry vs. Inferiority (School Age)</text:p>
                </text:list-item>
                <text:list-item>
                  <text:p text:style-name="P6">Identity vs. Role Confusion (Adolescence)</text:p>
                </text:list-item>
                <text:list-item>
                  <text:p text:style-name="P6">Intimacy vs. Isolation (Young Adult)</text:p>
                </text:list-item>
                <text:list-item>
                  <text:p text:style-name="P6">Generativity vs. Stagnation (Middle Adult)</text:p>
                </text:list-item>
                <text:list-item>
                  <text:p text:style-name="P6">Integrity vs. Despair (Late Adult)</text:p>
                </text:list-item>
              </text:list>
            </text:list-item>
            <text:list-item>
              <text:p text:style-name="P6">Focused on conscious choices, social context, and lifelong development.</text:p>
            </text:list-item>
          </text:list>
        </text:list-item>
        <text:list-item>
          <text:p text:style-name="P6"><text:span text:style-name="Strong_20_Emphasis">Behaviorism</text:span></text:p>
          <text:list>
            <text:list-item>
              <text:p text:style-name="P6">Emphasizes observable behavior shaped by environment.</text:p>
            </text:list-item>
            <text:list-item>
              <text:p text:style-name="P6"><text:span text:style-name="Strong_20_Emphasis">Pavlov</text:span>: Classical conditioning—associating stimuli (e.g., bell with food).</text:p>
            </text:list-item>
            <text:list-item>
              <text:p text:style-name="P6"><text:span text:style-name="Strong_20_Emphasis">Watson</text:span>: Emotions can be conditioned (Little Albert experiment).</text:p>
            </text:list-item>
            <text:list-item>
              <text:p text:style-name="P6"><text:span text:style-name="Strong_20_Emphasis">Skinner</text:span>: Operant conditioning—behaviors reinforced (rewards) or punished.</text:p>
              <text:list>
                <text:list-item>
                  <text:p text:style-name="P6">Positive Reinforcement: Add pleasant stimulus.</text:p>
                </text:list-item>
                <text:list-item>
                  <text:p text:style-name="P6">Negative Reinforcement: Remove unpleasant stimulus.</text:p>
                </text:list-item>
                <text:list-item>
                  <text:p text:style-name="P6"><text:soft-page-break/>Punishment: Apply unpleasant stimulus to discourage behavior.</text:p>
                </text:list-item>
              </text:list>
            </text:list-item>
          </text:list>
        </text:list-item>
        <text:list-item>
          <text:p text:style-name="P6"><text:span text:style-name="Strong_20_Emphasis">Bandura’s Social Learning Theory</text:span></text:p>
          <text:list>
            <text:list-item>
              <text:p text:style-name="P6">Learning occurs by <text:span text:style-name="Strong_20_Emphasis">observing</text:span> others (modeling).</text:p>
            </text:list-item>
            <text:list-item>
              <text:p text:style-name="P6">Emphasized <text:span text:style-name="Strong_20_Emphasis">vicarious reinforcement</text:span>—learning from others’ rewards/punishments.</text:p>
            </text:list-item>
            <text:list-item>
              <text:p text:style-name="P6">Famous <text:span text:style-name="Strong_20_Emphasis">Bobo Doll Experiment</text:span> showed children mimicking observed aggression.</text:p>
            </text:list-item>
            <text:list-item>
              <text:p text:style-name="P6">Introduced <text:span text:style-name="Strong_20_Emphasis">reciprocal determinism</text:span>: We influence and are influenced by our environment.</text:p>
            </text:list-item>
          </text:list>
        </text:list-item>
        <text:list-item>
          <text:p text:style-name="P6"><text:span text:style-name="Strong_20_Emphasis">Piaget’s Cognitive Development Theory</text:span></text:p>
          <text:list>
            <text:list-item>
              <text:p text:style-name="P6">Children construct understanding through interaction and experience.</text:p>
            </text:list-item>
            <text:list-item>
              <text:p text:style-name="P6">Four stages:</text:p>
              <text:list>
                <text:list-item>
                  <text:p text:style-name="P6">Sensorimotor (0–2): Learning through senses and movement.</text:p>
                </text:list-item>
                <text:list-item>
                  <text:p text:style-name="P6">Preoperational (2–7): Use of symbols and language; egocentric thinking.</text:p>
                </text:list-item>
                <text:list-item>
                  <text:p text:style-name="P6">Concrete Operational (7–11): Logical thought about concrete events.</text:p>
                </text:list-item>
                <text:list-item>
                  <text:p text:style-name="P6">Formal Operational (12+): Abstract and hypothetical reasoning.</text:p>
                </text:list-item>
              </text:list>
            </text:list-item>
            <text:list-item>
              <text:p text:style-name="P6">Development is stage-based and biologically driven, but criticized for underestimating social context.</text:p>
            </text:list-item>
          </text:list>
        </text:list-item>
        <text:list-item>
          <text:p text:style-name="P6"><text:span text:style-name="Strong_20_Emphasis">Vygotsky’s Sociocultural Theory</text:span></text:p>
          <text:list>
            <text:list-item>
              <text:p text:style-name="P6">Emphasized the role of <text:span text:style-name="Strong_20_Emphasis">social interaction</text:span> and <text:span text:style-name="Strong_20_Emphasis">culture</text:span> in cognitive development.</text:p>
            </text:list-item>
            <text:list-item>
              <text:p text:style-name="P6">Introduced <text:span text:style-name="Strong_20_Emphasis">Zone of Proximal Development (ZPD)</text:span>: The gap between what a child can do alone and what they can do with help.</text:p>
            </text:list-item>
            <text:list-item>
              <text:p text:style-name="P6">Learning is enhanced through <text:span text:style-name="Strong_20_Emphasis">scaffolding</text:span>—support from a knowledgeable other.</text:p>
            </text:list-item>
          </text:list>
        </text:list-item>
        <text:list-item>
          <text:p text:style-name="P6"><text:span text:style-name="Strong_20_Emphasis">Bronfenbrenner’s Ecological Systems Theory</text:span></text:p>
          <text:list>
            <text:list-item>
              <text:p text:style-name="P6">Emphasized the <text:span text:style-name="Strong_20_Emphasis">contextual influences</text:span> on a child’s development through nested systems:</text:p>
              <text:list>
                <text:list-item>
                  <text:p text:style-name="P6"><text:span text:style-name="Strong_20_Emphasis">Microsystem</text:span>: Immediate environment (family, school).</text:p>
                </text:list-item>
                <text:list-item>
                  <text:p text:style-name="P6"><text:span text:style-name="Strong_20_Emphasis">Mesosystem</text:span>: Interactions between microsystems (e.g., parent-teacher relationships).</text:p>
                </text:list-item>
                <text:list-item>
                  <text:p text:style-name="P6"><text:span text:style-name="Strong_20_Emphasis">Exosystem</text:span>: Indirect environments (e.g., parent’s workplace).</text:p>
                </text:list-item>
                <text:list-item>
                  <text:p text:style-name="P6"><text:span text:style-name="Strong_20_Emphasis">Macrosystem</text:span>: Cultural beliefs, values.</text:p>
                </text:list-item>
                <text:list-item>
                  <text:p text:style-name="P6"><text:span text:style-name="Strong_20_Emphasis">Chronosystem</text:span>: Historical and temporal influences (e.g., digital era)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9T17:37:27.629036957</meta:creation-date>
    <dc:date>2025-05-04T16:06:09.580503727</dc:date>
    <meta:editing-duration>PT1M8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4" meta:paragraph-count="94" meta:word-count="915" meta:character-count="6622" meta:non-whitespace-character-count="5898"/>
  </office:meta>
</office:document-meta>
</file>